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83a5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83a5d"/>
    </style:style>
    <style:style style:name="P11" style:family="paragraph" style:parent-style-name="Heading_20_2">
      <style:text-properties officeooo:paragraph-rsid="03383a5d"/>
    </style:style>
    <style:style style:name="P12" style:family="paragraph" style:parent-style-name="Text_20_body">
      <style:text-properties officeooo:rsid="03307930" officeooo:paragraph-rsid="03383a5d"/>
    </style:style>
    <style:style style:name="P13" style:family="paragraph" style:parent-style-name="Heading_20_3">
      <style:text-properties officeooo:paragraph-rsid="03383a5d"/>
    </style:style>
    <style:style style:name="P14" style:family="paragraph" style:parent-style-name="Heading_20_4">
      <style:text-properties officeooo:paragraph-rsid="03383a5d"/>
    </style:style>
    <style:style style:name="P15" style:family="paragraph" style:parent-style-name="Horizontal_20_Line">
      <style:text-properties officeooo:paragraph-rsid="03383a5d"/>
    </style:style>
    <style:style style:name="T1" style:family="text">
      <style:text-properties officeooo:rsid="033bd7de"/>
    </style:style>
    <style:style style:name="T2" style:family="text">
      <style:text-properties officeooo:rsid="03349842"/>
    </style:style>
    <style:style style:name="T3" style:family="text">
      <style:text-properties officeooo:rsid="0337eb53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0</text:span> Editors - 3D Viewport - Header - Hair Curve - <text:span text:style-name="T2">Edit</text:span> mode - <text:span text:style-name="T3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Edit Mode - Segments Menu<text:tab/>1</text:a></text:p>
          <text:p text:style-name="P6"><text:a xlink:type="simple" xlink:href="#__RefHeading___Toc2834_707531706" text:style-name="Index_20_Link" text:visited-style-name="Index_20_Link">Subdivide<text:tab/>1</text:a></text:p>
          <text:p text:style-name="P7"><text:a xlink:type="simple" xlink:href="#__RefHeading___Toc2836_707531706" text:style-name="Index_20_Link" text:visited-style-name="Index_20_Link">Last Operator Subdivide<text:tab/>1</text:a></text:p>
          <text:p text:style-name="P8"><text:a xlink:type="simple" xlink:href="#__RefHeading___Toc2838_707531706" text:style-name="Index_20_Link" text:visited-style-name="Index_20_Link">Number of Cuts<text:tab/>1</text:a></text:p>
          <text:p text:style-name="P6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0.011cm" svg:width="2.469cm" svg:height="1.251cm" draw:z-index="1"><draw:image xlink:href="Pictures/10000001000000920000004AD9471129.png" xlink:type="simple" xlink:show="embed" xlink:actuate="onLoad" draw:mime-type="image/png"/></draw:frame>T<text:span text:style-name="T7">he Segments menu exists for Curve and Surface object types. They are both curve types, but of different kind.</text:span></text:p>
      <text:p text:style-name="Text_20_body">The added objects in edit mode becomes part of the current object geometry.</text:p>
      <text:h text:style-name="P11" text:outline-level="2"><text:bookmark-start text:name="__RefHeading___Toc2834_707531706"/>Subdivide<text:bookmark-end text:name="__RefHeading___Toc2834_707531706"/></text:h>
      <text:p text:style-name="P12"><draw:frame draw:style-name="fr2" draw:name="Bild2" text:anchor-type="paragraph" svg:y="0.011cm" svg:width="5.84cm" svg:height="2.29cm" draw:z-index="2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5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2"/>
      <text:p text:style-name="P12"/>
      <text:h text:style-name="P13" text:outline-level="3"><draw:frame draw:style-name="fr2" draw:name="Bild3" text:anchor-type="paragraph" svg:y="0.011cm" svg:width="4.74cm" svg:height="1.02cm" draw:z-index="3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4" text:outline-level="4"><text:bookmark-start text:name="__RefHeading___Toc2838_707531706"/>Number of Cuts<text:bookmark-end text:name="__RefHeading___Toc2838_707531706"/></text:h>
      <text:p text:style-name="P12">Number of subdivision cuts.</text:p>
      <text:p text:style-name="P15"/>
      <text:h text:style-name="P11" text:outline-level="2"><text:bookmark-start text:name="__RefHeading___Toc2840_707531706"/>Switch Direction<text:bookmark-end text:name="__RefHeading___Toc2840_707531706"/></text:h>
      <text:p text:style-name="Text_20_body"><draw:frame draw:style-name="fr2" draw:name="Bild4" text:anchor-type="paragraph" svg:y="0.011cm" svg:width="6.189cm" svg:height="4.881cm" draw:z-index="4"><draw:image xlink:href="Pictures/100000010000016E000001204F08926D.png" xlink:type="simple" xlink:show="embed" xlink:actuate="onLoad" draw:mime-type="image/png"/></draw:frame><text:span text:style-name="T7">Just for Bezier Curve object type. Surface Nurbs curves doesn't have a direction. <text:s/></text:span>Switches the direction in which the curve is pointing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bd7de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40 Editors - 3D Viewport - Header - Hair Curve - Edit mode - Segments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6M32S</meta:editing-duration>
    <meta:editing-cycles>776</meta:editing-cycles>
    <meta:generator>LibreOffice/25.2.6.2$Windows_X86_64 LibreOffice_project/729c5bfe710f5eb71ed3bbde9e06a6065e9c6c5d</meta:generator>
    <dc:date>2025-10-26T20:03:03.4147365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